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37bf3" officeooo:paragraph-rsid="00137bf3"/>
    </style:style>
    <style:style style:name="P2" style:family="paragraph" style:parent-style-name="Standard">
      <style:text-properties officeooo:rsid="00137bf3" officeooo:paragraph-rsid="00137bf3"/>
    </style:style>
    <style:style style:name="P3" style:family="paragraph" style:parent-style-name="Standard">
      <style:text-properties officeooo:rsid="0013f3a4" officeooo:paragraph-rsid="0013f3a4"/>
    </style:style>
    <style:style style:name="T1" style:family="text">
      <style:text-properties officeooo:rsid="0014af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’m ready</text:p>
      <text:p text:style-name="P1">What do you need?</text:p>
      <text:p text:style-name="P1">What’s the title?</text:p>
      <text:p text:style-name="P1">What do you want to write?</text:p>
      <text:p text:style-name="P1">Accepted. Do you want to password-protect it?</text:p>
      <text:p text:style-name="P1">No password saved</text:p>
      <text:p text:style-name="P1">What do you want your password to be?</text:p>
      <text:p text:style-name="P1">Answer not recognized, password not set</text:p>
      <text:p text:style-name="P1">Starting file</text:p>
      <text:p text:style-name="P1">Quitting. Goodbye.</text:p>
      <text:p text:style-name="P1"/>
      <text:p text:style-name="P3">en-US-<text:span text:style-name="T1">Neural2</text:span>-G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4T10:10:17.740451333</meta:creation-date>
    <dc:date>2023-01-04T12:17:25.550691326</dc:date>
    <meta:editing-duration>PT39M54S</meta:editing-duration>
    <meta:editing-cycles>3</meta:editing-cycles>
    <meta:generator>LibreOffice/7.4.3.2$Linux_X86_64 LibreOffice_project/40$Build-2</meta:generator>
    <meta:document-statistic meta:table-count="0" meta:image-count="0" meta:object-count="0" meta:page-count="1" meta:paragraph-count="11" meta:word-count="44" meta:character-count="253" meta:non-whitespace-character-count="220"/>
  </office:meta>
</office:document-meta>
</file>